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Footnote">
      <style:text-properties officeooo:paragraph-rsid="101b7bd9"/>
    </style:style>
    <style:style style:name="P95" style:family="paragraph" style:parent-style-name="Footnote">
      <style:text-properties officeooo:paragraph-rsid="101f3d54"/>
    </style:style>
    <style:style style:name="P96" style:family="paragraph" style:parent-style-name="Standard">
      <style:text-properties officeooo:paragraph-rsid="102b18a5"/>
    </style:style>
    <style:style style:name="P97" style:family="paragraph" style:parent-style-name="Standard">
      <style:text-properties officeooo:paragraph-rsid="102d0319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4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0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language="en" fo:country="GB"/>
    </style:style>
    <style:style style:name="T23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language="en" fo:country="GB" officeooo:rsid="0f28d107"/>
    </style:style>
    <style:style style:name="T239" style:family="text">
      <style:text-properties officeooo:rsid="0f981b1c"/>
    </style:style>
    <style:style style:name="T240" style:family="text">
      <style:text-properties style:font-name="Liberation Mono" fo:font-size="8pt" style:font-size-asian="8pt" style:font-size-complex="8pt" loext:padding="0.049cm" loext:border="0.31pt solid #000000"/>
    </style:style>
    <style:style style:name="T24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8"><text:span text:style-name="Strong_20_Emphasis"><text:span text:style-name="T118">Checklist for installing </text:span>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Strong_20_Emphasis"><text:span text:style-name="T119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95"><text:span text:style-name="T242">This </text:span><text:span text:style-name="Strong_20_Emphasis"><text:span text:style-name="T244"><text:user-field-get text:name="Distro">Ubuntu</text:user-field-get></text:span></text:span><text:span text:style-name="T243"><text:s/></text:span><text:span text:style-name="T245"><text:user-field-get text:name="Version">24.04</text:user-field-get></text:span><text:span text:style-name="T245"><text:s/></text:span><text:span text:style-name="Strong_20_Emphasis"><text:span text:style-name="T246"><text:user-field-get text:name="Edition">Desktop</text:user-field-get></text:span></text:span><text:span text:style-name="T242"><text:s/>(codename noble) from April </text:span><text:span text:style-name="Strong_20_Emphasis"><text:span text:style-name="T247"><text:user-field-get text:name="Releaseyear">2024</text:user-field-get></text:span></text:span><text:span text:style-name="T242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1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3">.</text:span></text:span></text:p>
      <text:p text:style-name="P35"><text:span text:style-name="Strong_20_Emphasis"><text:span text:style-name="T85"/></text:span></text:p>
      <text:p text:style-name="P35"><text:span text:style-name="Strong_20_Emphasis"><text:span text:style-name="T188">This is a fillable PDF, no printing required.</text:span></text:span></text:p>
      <text:p text:style-name="P36"><text:span text:style-name="Strong_20_Emphasis"><text:span text:style-name="T117"/></text:span></text:p>
      <text:p text:style-name="P23"><text:span text:style-name="T137">Fill in the </text:span><text:span text:style-name="Strong_20_Emphasis"><text:span text:style-name="T57">text box</text:span></text:span><text:span text:style-name="T137"> behind the </text:span><text:span text:style-name="T146">underlined</text:span><text:span text:style-name="T138"> </text:span><text:span text:style-name="T137">words, see [explanation]:</text:span></text:p>
      <text:p text:style-name="P21"><text:span text:style-name="Definition"><text:span text:style-name="T237">user</text:span></text:span><text:span text:style-name="T189"><text:tab/><text:tab/></text:span><text:span text:style-name="T199"> <text:tab/><text:tab/><text:tab/> </text:span><text:span text:style-name="T190"><draw:control text:anchor-type="as-char" svg:y="-0.4cm" draw:z-index="4" draw:name="Gebruiker" draw:style-name="gr2" draw:text-style-name="P104" svg:width="6.4cm" svg:height="0.6cm" draw:control="control3"><svg:title>Gebruiker</svg:title><svg:desc>Volledige naam, bijv. Jan Stek</svg:desc></draw:control></text:span><text:span text:style-name="T190"><text:s text:c="2"/></text:span><text:span text:style-name="T191">[</text:span><text:span text:style-name="T198">F</text:span><text:span text:style-name="T192">ull </text:span><text:span text:style-name="T200">na</text:span><text:span text:style-name="T202">me,</text:span><text:span text:style-name="T200"> </text:span><text:span text:style-name="T202">e.g.</text:span><text:span text:style-name="T200"> </text:span><text:span text:style-name="T201">J</text:span><text:span text:style-name="T204">ohn Doe</text:span><text:span text:style-name="T207">]</text:span></text:p>
      <text:p text:style-name="P73"><text:span text:style-name="Definition"><text:span text:style-name="T206">USER</text:span></text:span><text:span text:style-name="Definition"><text:span text:style-name="T236">na</text:span></text:span><text:span text:style-name="Definition"><text:span text:style-name="T238">me</text:span></text:span><text:span text:style-name="T205"><text:tab/><text:tab/><text:tab/> </text:span><text:span text:style-name="T205"><draw:control text:anchor-type="as-char" svg:y="-0.4cm" draw:z-index="11" draw:name="Gberuikersnaam 2" draw:style-name="gr2" draw:text-style-name="P104" svg:width="6.4cm" svg:height="0.6cm" draw:control="control10"><svg:title>Gebruikersnaam</svg:title><svg:desc>Korte naam, bijv. jan</svg:desc></draw:control></text:span><text:span text:style-name="T20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28">j</text:span><text:span text:style-name="T130">oh</text:span><text:span text:style-name="T128">n</text:span><text:span text:style-name="T129">]</text:span></text:p>
      <text:p text:style-name="P20"><text:span text:style-name="Definition"><text:span text:style-name="T236">COMPUTERNA</text:span></text:span><text:span text:style-name="Definition"><text:span text:style-name="T238">me</text:span></text:span><text:span text:style-name="T208"><text:tab/> </text:span><text:span text:style-name="T236"><draw:control text:anchor-type="as-char" svg:y="-0.4cm" draw:z-index="5" draw:name="Computernaam" draw:style-name="gr2" draw:text-style-name="P104" svg:width="6.4cm" svg:height="0.6cm" draw:control="control4"><svg:title>Computernaam</svg:title><svg:desc>Unieke naam van de computer</svg:desc></draw:control></text:span><text:span text:style-name="T236"><text:s text:c="2"/></text:span><text:span text:style-name="T209">[</text:span><text:span text:style-name="T215">N</text:span><text:span text:style-name="T210">a</text:span><text:span text:style-name="T214">me of the</text:span><text:span text:style-name="T210"> compute</text:span><text:span text:style-name="T211">r, </text:span><text:span text:style-name="T214">e.g.</text:span><text:span text:style-name="T212"> </text:span><text:span text:style-name="T213">pc02</text:span><text:span text:style-name="T209">]</text:span></text:p>
      <text:p text:style-name="P24"><text:span text:style-name="Definition"><text:span text:style-name="T217">USER</text:span></text:span><text:span text:style-name="T216"><text:tab/><text:tab/></text:span><text:span text:style-name="T199"> <text:tab/><text:tab/><text:tab/> </text:span><text:span text:style-name="T190"><draw:control text:anchor-type="as-char" svg:y="-0.4cm" draw:z-index="8" draw:name="Gebruiker 1" draw:style-name="gr2" draw:text-style-name="P104" svg:width="6.4cm" svg:height="0.6cm" draw:control="control7"><svg:title>Gebruiker</svg:title><svg:desc>Volledige naam, bijv. Jan Stek</svg:desc></draw:control></text:span><text:span text:style-name="T190"><text:s text:c="2"/></text:span><text:span text:style-name="T191">[</text:span><text:span text:style-name="T198">F</text:span><text:span text:style-name="T193">ull </text:span><text:span text:style-name="T194">na</text:span><text:span text:style-name="T195">me</text:span><text:span text:style-name="T194"> possibly </text:span><text:span text:style-name="T197">2</text:span><text:span text:style-name="T230">nd</text:span><text:span text:style-name="T197"> </text:span><text:span text:style-name="T196">user</text:span><text:span text:style-name="T203">]</text:span></text:p>
      <text:p text:style-name="P93"><text:span text:style-name="Definition"><text:span text:style-name="T217">USERN</text:span></text:span><text:span text:style-name="Definition"><text:span text:style-name="T218">a</text:span></text:span><text:span text:style-name="Definition"><text:span text:style-name="T219">me</text:span></text:span><text:span text:style-name="Definition"><text:span text:style-name="T224"><text:tab/><text:tab/><text:tab/> </text:span></text:span><text:span text:style-name="T205"><draw:control text:anchor-type="as-char" svg:y="-0.4cm" draw:z-index="9" draw:name="Gberuikersnaam 1" draw:style-name="gr2" draw:text-style-name="P104" svg:width="6.4cm" svg:height="0.6cm" draw:control="control8"><svg:title>Gebruikersnaam</svg:title><svg:desc>Korte naam, bijv. jan</svg:desc></draw:control></text:span><text:span text:style-name="T205"><text:s text:c="2"/></text:span><text:span text:style-name="T221">[</text:span><text:span text:style-name="T223">U</text:span><text:span text:style-name="T222">ser</text:span><text:span text:style-name="T220"> </text:span><text:span text:style-name="T226">na</text:span><text:span text:style-name="T227">me</text:span><text:span text:style-name="T226"> possibly </text:span><text:span text:style-name="T229">2</text:span><text:span text:style-name="T231">nd</text:span><text:span text:style-name="T229"> </text:span><text:span text:style-name="T228">user</text:span><text:span text:style-name="T225">]</text:span></text:p>
      <text:p text:style-name="P22"><text:span text:style-name="T131">Replace the </text:span><text:span text:style-name="T145">underlined</text:span><text:span text:style-name="T131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1">.</text:span></text:p>
      <text:p text:style-name="P60"/>
      <text:p text:style-name="P60"/>
      <text:p text:style-name="P25"><text:span text:style-name="T141">Not yet on Linux?</text:span><text:span text:style-name="T132"><text:tab/></text:span><text:span text:style-name="Strong_20_Emphasis"><text:span text:style-name="T59"><draw:control text:anchor-type="as-char" draw:z-index="17" draw:name="Vorm3" draw:style-name="gr1" draw:text-style-name="P103" svg:width="0.35cm" svg:height="0.35cm" draw:control="control16"/></text:span></text:span><text:span text:style-name="T139"><text:tab/></text:span><text:span text:style-name="T140">Use</text:span><text:span text:style-name="T133"> </text:span><text:span text:style-name="Strong_20_Emphasis"><text:span text:style-name="T143">Checklist </text:span></text:span><text:span text:style-name="Strong_20_Emphasis"><text:span text:style-name="T144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4"> </text:span><text:span text:style-name="T136">u</text:span><text:span text:style-name="T134">nder </text:span><text:span text:style-name="T142">Linux</text:span><text:span text:style-name="T135">.</text:span></text:p>
      <text:p text:style-name="P58"><text:span text:style-name="T160">New installation?</text:span><text:span text:style-name="T162"><text:tab/><text:tab/></text:span><text:span text:style-name="Strong_20_Emphasis"><text:span text:style-name="T86"><draw:control text:anchor-type="as-char" draw:z-index="18" draw:name="Vorm 2" draw:style-name="gr1" draw:text-style-name="P103" svg:width="0.35cm" svg:height="0.35cm" draw:control="control17"/></text:span></text:span><text:span text:style-name="T164"><text:tab/>Start at chapter</text:span><text:span text:style-name="T162"> </text:span><text:span text:style-name="T160"><text:bookmark-ref text:reference-format="page" text:ref-name="__RefNumPara__4009_1271708128">2</text:bookmark-ref></text:span><text:span text:style-name="T162"><text:s text:c="2"/></text:span><text:span text:style-name="T161"><text:bookmark-ref text:reference-format="text" text:ref-name="__RefNumPara__4009_1271708128">Perform installation</text:bookmark-ref></text:span><text:span text:style-name="T163">.</text:span></text:p>
      <text:p text:style-name="P41"/>
      <text:p text:style-name="P41"/>
      <text:list text:style-name="L1">
        <text:list-item>
          <text:p text:style-name="P100"><text:bookmark-start text:name="__RefNumPara__4083_1271708128"/>Prepar<text:span text:style-name="T239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67"><text:span text:style-name="Strong_20_Emphasis"><text:span text:style-name="T58"><draw:control text:anchor-type="as-char" draw:z-index="7" draw:name="Vorm3_0" draw:style-name="gr1" draw:text-style-name="P10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8"><draw:control text:anchor-type="as-char" draw:z-index="14" draw:name="Vorm3_ 1" draw:style-name="gr1" draw:text-style-name="P103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5"><text:span text:style-name="User_20_Entry"><text:span text:style-name="T88">Login any additional </text:span></text:span><text:span text:style-name="Definition"><text:span text:style-name="T235">USER</text:span></text:span><text:span text:style-name="User_20_Entry"><text:span text:style-name="T92">s</text:span></text:span><text:span text:style-name="User_20_Entry"><text:span text:style-name="T97">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0"><text:span text:style-name="Strong_20_Emphasis"><text:span text:style-name="T87"><draw:control text:anchor-type="as-char" draw:z-index="19" draw:name="Vorm 4" draw:style-name="gr1" draw:text-style-name="P10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79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5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0">Super</text:span> key is the Windows key, Command key (Apple), or Magnifier key<text:span text:style-name="T157"> </text:span><text:span text:style-name="T158">(Chromebook)</text:span><text:span text:style-name="T157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3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4"><text:span text:style-name="T13">Type these two commands, each followed by the</text:span><text:span text:style-name="Strong_20_Emphasis"><text:span text:style-name="T39"> </text:span></text:span><text:span text:style-name="Strong_20_Emphasis"><text:span text:style-name="T116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80"><text:span text:style-name="User_20_Entry"><text:span text:style-name="T102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80"><text:span text:style-name="User_20_Entry"><text:span text:style-name="T102">bash kz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7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8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0"><text:span text:style-name="Strong_20_Emphasis"><text:span text:style-name="T87"><draw:control text:anchor-type="as-char" draw:z-index="20" draw:name="Vorm 6" draw:style-name="gr1" draw:text-style-name="P103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87"><draw:control text:anchor-type="as-char" draw:z-index="21" draw:name="Vorm 7" draw:style-name="gr1" draw:text-style-name="P103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5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67">menu</text:span></text:span><text:span text:style-name="Strong_20_Emphasis"><text:span text:style-name="T35"> and click the </text:span></text:span><text:span text:style-name="Strong_20_Emphasis"><text:span text:style-name="T103">Install</text:span></text:span><text:span text:style-name="Strong_20_Emphasis"><text:span text:style-name="T104">ation</text:span></text:span><text:span text:style-name="Strong_20_Emphasis"><text:span text:style-name="T103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4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68"><text:span text:style-name="Strong_20_Emphasis"><text:span text:style-name="T41">Select </text:span></text:span><text:span text:style-name="Strong_20_Emphasis"><text:span text:style-name="T68">1 <text:s/>Prepar</text:span></text:span><text:span text:style-name="Strong_20_Emphasis"><text:span text:style-name="T71">e</text:span></text:span><text:span text:style-name="Strong_20_Emphasis"><text:span text:style-name="T68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2"><text:span text:style-name="Strong_20_Emphasis"><text:span text:style-name="T59"><draw:control text:anchor-type="as-char" draw:z-index="2" draw:name="Vorm9" draw:style-name="gr1" draw:text-style-name="P103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2"><text:span text:style-name="T147">Boot the computer from</text:span><text:span text:style-name="T151"><text:note text:id="ftn4" text:note-class="footnote"><text:note-citation>1</text:note-citation><text:note-body><text:p text:style-name="P7"><text:span text:style-name="T98">Boot menu/Setup via one of the </text:span><text:span text:style-name="T99">f</text:span><text:span text:style-name="T98">requently used keys:</text:span> <text:span text:style-name="T241">Esc</text:span>, <text:span text:style-name="T241">Delete</text:span>, <text:span text:style-name="T241">F1</text:span>, <text:span text:style-name="T241">F2</text:span>, <text:span text:style-name="T241">F9</text:span>, <text:span text:style-name="T241">F10</text:span>, <text:span text:style-name="T241">F11</text:span>, <text:span text:style-name="T256">or </text:span><text:span text:style-name="T241">F12</text:span>.</text:p></text:note-body></text:note></text:span><text:span text:style-name="T147"> an</text:span><text:span text:style-name="T149"> </text:span><text:span text:style-name="Strong_20_Emphasis"><text:span text:style-name="T125"><text:user-field-get text:name="Distro">Ubuntu</text:user-field-get></text:span></text:span><text:span text:style-name="T150"><text:s/></text:span><text:span text:style-name="T126"><text:user-field-get text:name="Version">24.04</text:user-field-get></text:span><text:span text:style-name="T126"><text:s/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Strong_20_Emphasis"><text:span text:style-name="T84">L</text:span></text:span><text:span text:style-name="T80">ive</text:span><text:span text:style-name="T80"><text:note text:id="ftn5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59"><text:user-field-get text:name="Distro">Ubuntu</text:user-field-get></text:span></text:span><text:span text:style-name="Strong_20_Emphasis"><text:span text:style-name="T159"><text:s/></text:span></text:span><text:span text:style-name="T18">without modifying any files on the hard drive and also allows installation of </text:span><text:span text:style-name="Strong_20_Emphasis"><text:span text:style-name="T159"><text:user-field-get text:name="Distro">Ubuntu</text:user-field-get></text:span></text:span><text:span text:style-name="Strong_20_Emphasis"><text:span text:style-name="T159">.</text:span></text:span></text:p></text:note-body></text:note></text:span><text:span text:style-name="T147"> USB stick</text:span><text:span text:style-name="T81"><text:note text:id="ftn6" text:note-class="footnote"><text:note-citation>3</text:note-citation><text:note-body><text:p text:style-name="P94"><text:span text:style-name="Strong_20_Emphasis"><text:span text:style-name="T89">Create a bootable USB stick:<text:line-break/>Download a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3"><text:user-field-get text:name="Edition">Desktop</text:user-field-get></text:span></text:span><text:span text:style-name="Strong_20_Emphasis"><text:span text:style-name="T89"><text:s/></text:span></text:span><text:span text:style-name="Strong_20_Emphasis"><text:span text:style-name="T93"><text:user-field-get text:name="Version">24.04</text:user-field-get></text:span></text:span><text:span text:style-name="Strong_20_Emphasis"><text:span text:style-name="T93"><text:s/></text:span></text:span><text:span text:style-name="Strong_20_Emphasis"><text:span text:style-name="T94">LTS </text:span></text:span><text:span text:style-name="Strong_20_Emphasis"><text:span text:style-name="T89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2">ubuntu.com/download</text:span></text:span></text:a><text:span text:style-name="Strong_20_Emphasis"><text:span text:style-name="T90">.</text:span></text:span><text:span text:style-name="Strong_20_Emphasis"><text:span text:style-name="T89"><text:line-break/></text:span></text:span><text:span text:style-name="Strong_20_Emphasis"><text:span text:style-name="T91">The next steps are described in </text:span></text:span><text:span text:style-name="Strong_20_Emphasis"><text:span text:style-name="T95">Linux informati</text:span></text:span><text:span text:style-name="Strong_20_Emphasis"><text:span text:style-name="T96">on</text:span></text:span><text:span text:style-name="Strong_20_Emphasis"><text:span text:style-name="T9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3">karelzimmer.nl/en</text:span></text:span></text:a><text:span text:style-name="Strong_20_Emphasis"><text:span text:style-name="T91">, under </text:span></text:span><text:span text:style-name="Strong_20_Emphasis"><text:span text:style-name="T95">Linux</text:span></text:span><text:span text:style-name="Strong_20_Emphasis"><text:span text:style-name="T91">.</text:span>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39"><text:span text:style-name="T127">Select</text:span><text:span text:style-name="Strong_20_Emphasis"><text:span text:style-name="T60"> 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5"><text:span text:style-name="Strong_20_Emphasis"><text:span text:style-name="T59"><draw:control text:anchor-type="as-char" draw:z-index="12" draw:name="Vorm 5" draw:style-name="gr1" draw:text-style-name="P103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5"><text:span text:style-name="T153">C</text:span><text:span text:style-name="T154">lick</text:span><text:span text:style-name="T153"> </text:span><text:span text:style-name="T155">In</text:span><text:span text:style-name="T156">stall Ubuntu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30"/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109">Follow the instructions on the </text:span></text:span><text:span text:style-name="Strong_20_Emphasis"><text:span text:style-name="T110">installation </text:span></text:span><text:span text:style-name="Strong_20_Emphasis"><text:span text:style-name="T109">screens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6"><text:span text:style-name="Strong_20_Emphasis"><text:span text:style-name="T33"><draw:control text:anchor-type="as-char" draw:z-index="10" draw:name="Vorm 1" draw:style-name="gr1" draw:text-style-name="P103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29"><text:span text:style-name="T182">At</text:span><text:span text:style-name="T178"> </text:span><text:span text:style-name="Strong_20_Emphasis"><text:span text:style-name="T183">Create your account</text:span></text:span><text:span text:style-name="Strong_20_Emphasis"><text:span text:style-name="T175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9" office:value-type="string">
            <text:p text:style-name="P28"><text:span text:style-name="Strong_20_Emphasis"><text:span text:style-name="T176">E</text:span></text:span><text:span text:style-name="T178">nter your </text:span><text:span text:style-name="T186">Your n</text:span><text:span text:style-name="T185">ame </text:span><text:span text:style-name="Definition"><text:span text:style-name="T14">USER</text:span></text:span><text:span text:style-name="Strong_20_Emphasis"><text:span text:style-name="T174">, <text:line-break/></text:span></text:span><text:span text:style-name="Strong_20_Emphasis"><text:span text:style-name="T180">Y</text:span></text:span><text:span text:style-name="Strong_20_Emphasis"><text:span text:style-name="T179">our computer</text:span></text:span><text:span text:style-name="Strong_20_Emphasis"><text:span text:style-name="T180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81">Pick</text:span></text:span><text:span text:style-name="Strong_20_Emphasis"><text:span text:style-name="T179"> a username</text:span></text:span><text:span text:style-name="Strong_20_Emphasis"><text:span text:style-name="T173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3">, </text:span></text:span><text:span text:style-name="Strong_20_Emphasis"><text:span text:style-name="T177">and</text:span></text:span><text:span text:style-name="Strong_20_Emphasis"><text:span text:style-name="T173"><text:line-break/></text:span></text:span><text:span text:style-name="Strong_20_Emphasis"><text:span text:style-name="T172">enter a </text:span></text:span><text:span text:style-name="Strong_20_Emphasis"><text:span text:style-name="T184">password</text:span></text:span><text:span text:style-name="Strong_20_Emphasis"><text:span text:style-name="T172"> twice.</text:span></text:span></text:p>
          </table:table-cell>
        </table:table-row>
      </table:table>
      <text:p text:style-name="P63"><text:span text:style-name="Strong_20_Emphasis"><text:span text:style-name="T61"/></text:span></text:p>
      <text:list text:continue-numbering="true" text:style-name="L1">
        <text:list-item>
          <text:p text:style-name="P99"><text:span text:style-name="Strong_20_Emphasis"><text:span text:style-name="T79">Finish installation</text:span></text:span></text:p>
        </text:list-item>
      </text:list>
      <text:p text:style-name="P64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7"><text:span text:style-name="Strong_20_Emphasis"><text:span text:style-name="T59"><draw:control text:anchor-type="as-char" draw:z-index="3" draw:name="Vorm24" draw:style-name="gr1" draw:text-style-name="P103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2" office:value-type="string">
            <text:p text:style-name="P65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7"><text:span text:style-name="Strong_20_Emphasis"><text:span text:style-name="T86"><draw:control text:anchor-type="as-char" draw:z-index="15" draw:name="Vorm4_ 1" draw:style-name="gr1" draw:text-style-name="P103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69"><text:span text:style-name="Strong_20_Emphasis"><text:span text:style-name="T111">Follow the instructions on the </text:span></text:span><text:span text:style-name="Strong_20_Emphasis"><text:span text:style-name="T112">welcome screens</text:span></text:span><text:span text:style-name="Strong_20_Emphasis"><text:span text:style-name="T11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0"><text:span text:style-name="Strong_20_Emphasis"><text:span text:style-name="T87"><draw:control text:anchor-type="as-char" draw:z-index="22" draw:name="Vorm4" draw:style-name="gr1" draw:text-style-name="P103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5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1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88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77"><text:span text:style-name="T15">Type these two commands, each followed by the</text:span><text:span text:style-name="Strong_20_Emphasis"><text:span text:style-name="T39"> </text:span></text:span><text:span text:style-name="Strong_20_Emphasis"><text:span text:style-name="T116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1"><text:span text:style-name="User_20_Entry"><text:span text:style-name="T102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1"><text:span text:style-name="User_20_Entry"><text:span text:style-name="T102">bash kz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9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0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87"><draw:control text:anchor-type="as-char" draw:z-index="23" draw:name="Vorm 3" draw:style-name="gr1" draw:text-style-name="P103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96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5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69">menu</text:span></text:span><text:span text:style-name="Strong_20_Emphasis"><text:span text:style-name="T44"> and click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7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6">3</text:span></text:span><text:span text:style-name="Strong_20_Emphasis"><text:span text:style-name="T75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1"><text:span text:style-name="Strong_20_Emphasis"><text:span text:style-name="T40">Follow the instructions on the screen.</text:span></text:span></text:p>
          </table:table-cell>
        </table:table-row>
      </table:table>
      <text:p text:style-name="P64"><text:span text:style-name="Strong_20_Emphasis"><text:span text:style-name="T26"/></text:span></text:p>
      <text:list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187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89"><text:span text:style-name="Strong_20_Emphasis"><text:span text:style-name="T59"><draw:control text:anchor-type="as-char" draw:z-index="6" draw:name="Vorm40_0" draw:style-name="gr1" draw:text-style-name="P103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59"><draw:control text:anchor-type="as-char" draw:z-index="13" draw:name="Vorm40_ 1" draw:style-name="gr1" draw:text-style-name="P103" svg:width="0.35cm" svg:height="0.35cm" draw:control="control12"/></text:span></text:span></text:p>
          </table:table-cell>
          <table:table-cell table:style-name="Tabel2.D1" office:value-type="string">
            <text:p text:style-name="P37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6"><text:span text:style-name="User_20_Entry"><text:span text:style-name="T101">Login any additional </text:span></text:span><text:span text:style-name="Definition"><text:span text:style-name="T234">USER</text:span></text:span><text:span text:style-name="User_20_Entry"><text:span text:style-name="T100">s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7"><text:span text:style-name="Strong_20_Emphasis"><text:span text:style-name="T86"><draw:control text:anchor-type="as-char" draw:z-index="16" draw:name="Vorm4_ 2" draw:style-name="gr1" draw:text-style-name="P103" svg:width="0.35cm" svg:height="0.35cm" draw:control="control15"/></text:span></text:span></text:p>
          </table:table-cell>
          <table:table-cell table:style-name="Tabel2.D2" office:value-type="string">
            <text:p text:style-name="P45"><text:span text:style-name="Strong_20_Emphasis"><text:span text:style-name="T113">Follow the instructions on the </text:span></text:span><text:span text:style-name="Strong_20_Emphasis"><text:span text:style-name="T114">welcome screens</text:span></text:span><text:span text:style-name="Strong_20_Emphasis"><text:span text:style-name="T113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0"><text:span text:style-name="Strong_20_Emphasis"><text:span text:style-name="T87"><draw:control text:anchor-type="as-char" draw:z-index="24" draw:name="Vorm 8" draw:style-name="gr1" draw:text-style-name="P103" svg:width="0.35cm" svg:height="0.35cm" draw:control="control23"/></text:span></text:span></text:p>
          </table:table-cell>
          <table:table-cell table:style-name="Tabel2.A1" office:value-type="string">
            <text:p text:style-name="P90"><text:span text:style-name="Strong_20_Emphasis"><text:span text:style-name="T87"><draw:control text:anchor-type="as-char" draw:z-index="25" draw:name="Vorm 9" draw:style-name="gr1" draw:text-style-name="P103" svg:width="0.35cm" svg:height="0.35cm" draw:control="control24"/></text:span></text:span></text:p>
          </table:table-cell>
          <table:table-cell table:style-name="Tabel2.D5" office:value-type="string">
            <text:p text:style-name="P40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5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2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46">, type </text:span></text:span><text:span text:style-name="Strong_20_Emphasis"><text:span text:style-name="T70">menu</text:span></text:span><text:span text:style-name="Strong_20_Emphasis"><text:span text:style-name="T46"> and click on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6" office:value-type="string">
            <text:p text:style-name="P38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6">4 <text:s/></text:span></text:span><text:span text:style-name="Strong_20_Emphasis"><text:span text:style-name="T66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7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47"/>
      <text:p text:style-name="P48"/>
      <text:p text:style-name="P59"><text:span text:style-name="T167">End of checklist,</text:span><text:span text:style-name="T168"> </text:span><text:span text:style-name="Strong_20_Emphasis"><text:span text:style-name="T124"><text:user-field-get text:name="Distro">Ubuntu</text:user-field-get></text:span></text:span><text:span text:style-name="T166"><text:s/></text:span><text:span text:style-name="T165"><text:user-field-get text:name="Version">24.04</text:user-field-get></text:span><text:span text:style-name="T165"><text:s/></text:span><text:span text:style-name="Strong_20_Emphasis"><text:span text:style-name="T82"><text:user-field-get text:name="Edition">Desktop</text:user-field-get></text:span></text:span><text:span text:style-name="Strong_20_Emphasis"><text:span text:style-name="T82"><text:s/></text:span></text:span><text:span text:style-name="T167">installation is complete.</text:span></text:p>
      <text:p text:style-name="P34"/>
      <text:p text:style-name="P26"><text:span text:style-name="Emphasis"><text:span text:style-name="T248">Written</text:span></text:span><text:span text:style-name="Emphasis"><text:span text:style-name="T249"> </text:span></text:span><text:span text:style-name="Emphasis"><text:span text:style-name="T248">by</text:span></text:span><text:span text:style-name="Emphasis"><text:span text:style-name="T24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50">.</text:span></text:span></text:p>
      <text:p text:style-name="P27"><text:span text:style-name="Emphasis"><text:span text:style-name="T252">C</text:span></text:span><text:span text:style-name="Emphasis"><text:span text:style-name="T253">C0</text:span></text:span><text:span text:style-name="Emphasis"><text:span text:style-name="T250"> 1.0 </text:span></text:span><text:span text:style-name="Emphasis"><text:span text:style-name="T251">Universal</text:span></text:span><text:span text:style-name="Emphasis"><text:span text:style-name="T254"> </text:span></text:span><text:span text:style-name="Emphasis"><text:span text:style-name="T25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4"><text:s/></text:span></text:span><text:span text:style-name="Emphasis"><text:span text:style-name="T25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19T18:27:47.161530302">19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7:47.041871599</dc:date>
    <meta:keyword>Installatie</meta:keyword>
    <meta:keyword>Checklist</meta:keyword>
    <meta:keyword>Linux</meta:keyword>
    <meta:editing-cycles>6897</meta:editing-cycles>
    <meta:editing-duration>P12DT5H29M3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76" meta:word-count="505" meta:character-count="3120" meta:non-whitespace-character-count="2637"/>
    <meta:user-defined meta:name="Info 1"/>
    <meta:user-defined meta:name="Info 2"/>
    <meta:user-defined meta:name="Info 3"/>
    <meta:user-defined meta:name="Info 4"/>
  </office:meta>
</office:document-meta>
</file>